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cfa0" officeooo:paragraph-rsid="000bcfa0"/>
    </style:style>
    <style:style style:name="P2" style:family="paragraph" style:parent-style-name="Standard">
      <style:text-properties officeooo:rsid="000bdf94" officeooo:paragraph-rsid="000bcfa0"/>
    </style:style>
    <style:style style:name="P3" style:family="paragraph" style:parent-style-name="Standard">
      <style:text-properties officeooo:rsid="000bdf94" officeooo:paragraph-rsid="000bdf94"/>
    </style:style>
    <style:style style:name="P4" style:family="paragraph" style:parent-style-name="Standard">
      <style:text-properties officeooo:rsid="000bdf94" officeooo:paragraph-rsid="000be9ff"/>
    </style:style>
    <style:style style:name="P5" style:family="paragraph" style:parent-style-name="Standard">
      <style:text-properties officeooo:rsid="000be9ff" officeooo:paragraph-rsid="000be9ff"/>
    </style:style>
    <style:style style:name="T1" style:family="text">
      <style:text-properties officeooo:rsid="000be9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e : </text:p>
      <text:p text:style-name="P1"/>
      <text:p text:style-name="P1">Afficher sur l’écran le choix des matériels disponibles</text:p>
      <text:p text:style-name="P1">Déverrouiller le verrou (gâche)</text:p>
      <text:p text:style-name="P1">Créer un scénario différent suivant l’emprunt ou la remise</text:p>
      <text:p text:style-name="P1"/>
      <text:p text:style-name="P1">Conception :</text:p>
      <text:p text:style-name="P2"/>
      <text:p text:style-name="P4">Interface pour choisir un matériel à emprunter </text:p>
      <text:p text:style-name="P4"><text:span text:style-name="T1">Ouverture du verrou suivant indication</text:span></text:p>
      <text:p text:style-name="P3">Interface pour <text:s/>rendre un matériel</text:p>
      <text:p text:style-name="P3">Interface « page d’accueil » pour la connexion de l’utilisateur avec sa carte</text:p>
      <text:p text:style-name="P3"/>
      <text:p text:style-name="P5">Réalisation : </text:p>
      <text:p text:style-name="P5"/>
      <text:p text:style-name="P5">Programmation fonctionnalités verrou</text:p>
      <text:p text:style-name="P5">Programmation impact vers la base de donnée</text:p>
      <text:p text:style-name="P5">IHM choix matériel </text:p>
      <text:p text:style-name="P5"/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09:12:19.674692651</meta:creation-date>
    <dc:date>2020-01-24T09:41:19.191269816</dc:date>
    <meta:editing-duration>PT8M38S</meta:editing-duration>
    <meta:editing-cycles>1</meta:editing-cycles>
    <meta:document-statistic meta:table-count="0" meta:image-count="0" meta:object-count="0" meta:page-count="1" meta:paragraph-count="13" meta:word-count="70" meta:character-count="474" meta:non-whitespace-character-count="412"/>
    <meta:generator>LibreOffice/6.2.6.2$Linux_X86_64 LibreOffice_project/20$Build-2</meta:generator>
  </office:meta>
</office:document-meta>
</file>